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21.45mm"/>
    </style:style>
    <style:style style:name="co3" style:family="table-column">
      <style:table-column-properties fo:break-before="auto" style:column-width="34.3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1.log" table:style-name="ta1">
        <table:shapes>
          <draw:frame draw:z-index="0" draw:style-name="gr1" draw:text-style-name="P1" svg:width="159.99mm" svg:height="89.99mm" svg:x="81.56mm" svg:y="1mm">
            <loext:p draw:notify-on-update-of-ranges="'cameraslog_1.log'.A2:'cameraslog_1.log'.A1001 'cameraslog_1.log'.B1:'cameraslog_1.log'.B1 'cameraslog_1.log'.B2:'cameraslog_1.log'.B1001 'cameraslog_1.log'.A2:'cameraslog_1.log'.A1001 'cameraslog_1.log'.C1:'cameraslog_1.log'.C1 'cameraslog_1.log'.C2:'cameraslog_1.log'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748261" calcext:value-type="float">
            <text:p>13,74826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.06015" calcext:value-type="float">
            <text:p>14,060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876273" calcext:value-type="float">
            <text:p>13,87627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772299" calcext:value-type="float">
            <text:p>13,7722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252209" calcext:value-type="float">
            <text:p>14,25220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788943" calcext:value-type="float">
            <text:p>12,78894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.189452" calcext:value-type="float">
            <text:p>11,18945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.013587" calcext:value-type="float">
            <text:p>11,01358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.805811" calcext:value-type="float">
            <text:p>10,8058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558193" calcext:value-type="float">
            <text:p>9,55819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.181979" calcext:value-type="float">
            <text:p>10,1819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.942149" calcext:value-type="float">
            <text:p>9,9421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.950165" calcext:value-type="float">
            <text:p>9,95016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.950619" calcext:value-type="float">
            <text:p>8,9506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.310596" calcext:value-type="float">
            <text:p>9,31059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.38263" calcext:value-type="float">
            <text:p>9,382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.750572" calcext:value-type="float">
            <text:p>9,75057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.574701" calcext:value-type="float">
            <text:p>9,57470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.246437" calcext:value-type="float">
            <text:p>10,24643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.39834" calcext:value-type="float">
            <text:p>10,3983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.342407" calcext:value-type="float">
            <text:p>10,34240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.734615" calcext:value-type="float">
            <text:p>9,73461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.910654" calcext:value-type="float">
            <text:p>9,91065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.982688" calcext:value-type="float">
            <text:p>9,9826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.798783" calcext:value-type="float">
            <text:p>9,79878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.798783" calcext:value-type="float">
            <text:p>9,79878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.80686" calcext:value-type="float">
            <text:p>9,8068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.918883" calcext:value-type="float">
            <text:p>9,91888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.630899" calcext:value-type="float">
            <text:p>9,63089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.014844" calcext:value-type="float">
            <text:p>10,01484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.198762" calcext:value-type="float">
            <text:p>10,19876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.150812" calcext:value-type="float">
            <text:p>10,15081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.086921" calcext:value-type="float">
            <text:p>10,08692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.430711" calcext:value-type="float">
            <text:p>10,4307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.470778" calcext:value-type="float">
            <text:p>10,47077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.470779" calcext:value-type="float">
            <text:p>10,47077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.470779" calcext:value-type="float">
            <text:p>10,47077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.198789" calcext:value-type="float">
            <text:p>10,19878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.24677" calcext:value-type="float">
            <text:p>10,2467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.390769" calcext:value-type="float">
            <text:p>10,39076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.390769" calcext:value-type="float">
            <text:p>10,39076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.78272" calcext:value-type="float">
            <text:p>10,7827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.894709" calcext:value-type="float">
            <text:p>10,89470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.774834" calcext:value-type="float">
            <text:p>10,77483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.510964" calcext:value-type="float">
            <text:p>10,51096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.686933" calcext:value-type="float">
            <text:p>10,68693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.63097" calcext:value-type="float">
            <text:p>10,6309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.814982" calcext:value-type="float">
            <text:p>10,8149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.022941" calcext:value-type="float">
            <text:p>11,02294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.238926" calcext:value-type="float">
            <text:p>11,23892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.20701" calcext:value-type="float">
            <text:p>11,2070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.447027" calcext:value-type="float">
            <text:p>11,44702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.447027" calcext:value-type="float">
            <text:p>11,44702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.167051" calcext:value-type="float">
            <text:p>11,16705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.791168" calcext:value-type="float">
            <text:p>10,79116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.975137" calcext:value-type="float">
            <text:p>10,97513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.895099" calcext:value-type="float">
            <text:p>10,89509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.70322" calcext:value-type="float">
            <text:p>10,7032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.367267" calcext:value-type="float">
            <text:p>10,36726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.367267" calcext:value-type="float">
            <text:p>10,36726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.367267" calcext:value-type="float">
            <text:p>10,36726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.367267" calcext:value-type="float">
            <text:p>10,36726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.311444" calcext:value-type="float">
            <text:p>10,3114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.335382" calcext:value-type="float">
            <text:p>10,33538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.35143" calcext:value-type="float">
            <text:p>10,351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.223418" calcext:value-type="float">
            <text:p>10,22341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.087515" calcext:value-type="float">
            <text:p>10,08751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.183554" calcext:value-type="float">
            <text:p>10,18355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.167487" calcext:value-type="float">
            <text:p>10,16748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.327501" calcext:value-type="float">
            <text:p>10,32750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.527437" calcext:value-type="float">
            <text:p>10,52743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.527437" calcext:value-type="float">
            <text:p>10,52743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.639476" calcext:value-type="float">
            <text:p>10,63947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.391477" calcext:value-type="float">
            <text:p>10,39147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.527502" calcext:value-type="float">
            <text:p>10,52750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.423602" calcext:value-type="float">
            <text:p>10,42360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.423602" calcext:value-type="float">
            <text:p>10,42360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.359539" calcext:value-type="float">
            <text:p>10,35953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.359539" calcext:value-type="float">
            <text:p>10,35953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.359539" calcext:value-type="float">
            <text:p>10,35953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.359539" calcext:value-type="float">
            <text:p>10,35953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.911629" calcext:value-type="float">
            <text:p>9,91162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.255573" calcext:value-type="float">
            <text:p>10,25557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.207533" calcext:value-type="float">
            <text:p>10,20753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.207533" calcext:value-type="float">
            <text:p>10,20753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.41551" calcext:value-type="float">
            <text:p>10,4155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.1836" calcext:value-type="float">
            <text:p>10,183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.975607" calcext:value-type="float">
            <text:p>9,97560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.975607" calcext:value-type="float">
            <text:p>9,97560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.975607" calcext:value-type="float">
            <text:p>9,97560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.975607" calcext:value-type="float">
            <text:p>9,97560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.023605" calcext:value-type="float">
            <text:p>10,02360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.927681" calcext:value-type="float">
            <text:p>9,92768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.031714" calcext:value-type="float">
            <text:p>10,03171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.303578" calcext:value-type="float">
            <text:p>10,30357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.359508" calcext:value-type="float">
            <text:p>10,35950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.191614" calcext:value-type="float">
            <text:p>10,19161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.215492" calcext:value-type="float">
            <text:p>10,21549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.447459" calcext:value-type="float">
            <text:p>10,44745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.423546" calcext:value-type="float">
            <text:p>10,42354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.423546" calcext:value-type="float">
            <text:p>10,42354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.311551" calcext:value-type="float">
            <text:p>10,31155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.351536" calcext:value-type="float">
            <text:p>10,35153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.183639" calcext:value-type="float">
            <text:p>10,18363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.26355" calcext:value-type="float">
            <text:p>10,2635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.087569" calcext:value-type="float">
            <text:p>10,08756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.047674" calcext:value-type="float">
            <text:p>10,04767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.047674" calcext:value-type="float">
            <text:p>10,04767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.047674" calcext:value-type="float">
            <text:p>10,04767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.047674" calcext:value-type="float">
            <text:p>10,04767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.047674" calcext:value-type="float">
            <text:p>10,04767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.239637" calcext:value-type="float">
            <text:p>10,23963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.99962" calcext:value-type="float">
            <text:p>9,9996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.879677" calcext:value-type="float">
            <text:p>9,87967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.879677" calcext:value-type="float">
            <text:p>9,87967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.087615" calcext:value-type="float">
            <text:p>10,0876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.087615" calcext:value-type="float">
            <text:p>10,0876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.855621" calcext:value-type="float">
            <text:p>9,85562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.855621" calcext:value-type="float">
            <text:p>9,85562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.855621" calcext:value-type="float">
            <text:p>9,85562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.855621" calcext:value-type="float">
            <text:p>9,85562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.855621" calcext:value-type="float">
            <text:p>9,85562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.855621" calcext:value-type="float">
            <text:p>9,85562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.855621" calcext:value-type="float">
            <text:p>9,85562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.855621" calcext:value-type="float">
            <text:p>9,85562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.855621" calcext:value-type="float">
            <text:p>9,85562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.839639" calcext:value-type="float">
            <text:p>9,83963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.815597" calcext:value-type="float">
            <text:p>9,81559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.815597" calcext:value-type="float">
            <text:p>9,81559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.815597" calcext:value-type="float">
            <text:p>9,81559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.607663" calcext:value-type="float">
            <text:p>9,60766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.607663" calcext:value-type="float">
            <text:p>9,60766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.79166" calcext:value-type="float">
            <text:p>9,7916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.631688" calcext:value-type="float">
            <text:p>9,63168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.527726" calcext:value-type="float">
            <text:p>9,52772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.695676" calcext:value-type="float">
            <text:p>9,69567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.799703" calcext:value-type="float">
            <text:p>9,79970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.799703" calcext:value-type="float">
            <text:p>9,79970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.03163" calcext:value-type="float">
            <text:p>10,0316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.599713" calcext:value-type="float">
            <text:p>9,59971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.599713" calcext:value-type="float">
            <text:p>9,59971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.599713" calcext:value-type="float">
            <text:p>9,59971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.599713" calcext:value-type="float">
            <text:p>9,59971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.599713" calcext:value-type="float">
            <text:p>9,59971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.599713" calcext:value-type="float">
            <text:p>9,59971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.599713" calcext:value-type="float">
            <text:p>9,59971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.599713" calcext:value-type="float">
            <text:p>9,59971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.671697" calcext:value-type="float">
            <text:p>9,67169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.447702" calcext:value-type="float">
            <text:p>9,44770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.447702" calcext:value-type="float">
            <text:p>9,44770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.25571" calcext:value-type="float">
            <text:p>9,2557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.25571" calcext:value-type="float">
            <text:p>9,2557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.359728" calcext:value-type="float">
            <text:p>9,35972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.359728" calcext:value-type="float">
            <text:p>9,35972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.351717" calcext:value-type="float">
            <text:p>9,35171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.351717" calcext:value-type="float">
            <text:p>9,35171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.367774" calcext:value-type="float">
            <text:p>9,36777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.591766" calcext:value-type="float">
            <text:p>9,59176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.3278" calcext:value-type="float">
            <text:p>9,327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.3278" calcext:value-type="float">
            <text:p>9,327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.439714" calcext:value-type="float">
            <text:p>9,43971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.351794" calcext:value-type="float">
            <text:p>9,35179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.351794" calcext:value-type="float">
            <text:p>9,35179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.351794" calcext:value-type="float">
            <text:p>9,35179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.455822" calcext:value-type="float">
            <text:p>9,45582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.607841" calcext:value-type="float">
            <text:p>9,60784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.607841" calcext:value-type="float">
            <text:p>9,60784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.607841" calcext:value-type="float">
            <text:p>9,60784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.607841" calcext:value-type="float">
            <text:p>9,60784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.607841" calcext:value-type="float">
            <text:p>9,60784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.607841" calcext:value-type="float">
            <text:p>9,60784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.455815" calcext:value-type="float">
            <text:p>9,4558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.487805" calcext:value-type="float">
            <text:p>9,48780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.487805" calcext:value-type="float">
            <text:p>9,48780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.487805" calcext:value-type="float">
            <text:p>9,48780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.495804" calcext:value-type="float">
            <text:p>9,49580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.57579" calcext:value-type="float">
            <text:p>9,5757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.74377" calcext:value-type="float">
            <text:p>9,7437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.74377" calcext:value-type="float">
            <text:p>9,7437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.559787" calcext:value-type="float">
            <text:p>9,55978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.559787" calcext:value-type="float">
            <text:p>9,55978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.487797" calcext:value-type="float">
            <text:p>9,48779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.49572" calcext:value-type="float">
            <text:p>9,4957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.49572" calcext:value-type="float">
            <text:p>9,4957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.335773" calcext:value-type="float">
            <text:p>9,33577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.335773" calcext:value-type="float">
            <text:p>9,33577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.335773" calcext:value-type="float">
            <text:p>9,33577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.335773" calcext:value-type="float">
            <text:p>9,33577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.335773" calcext:value-type="float">
            <text:p>9,33577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.335773" calcext:value-type="float">
            <text:p>9,33577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.335773" calcext:value-type="float">
            <text:p>9,33577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.343777" calcext:value-type="float">
            <text:p>9,34377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.295792" calcext:value-type="float">
            <text:p>9,29579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.295792" calcext:value-type="float">
            <text:p>9,29579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.295792" calcext:value-type="float">
            <text:p>9,29579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.12784" calcext:value-type="float">
            <text:p>9,1278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.12784" calcext:value-type="float">
            <text:p>9,1278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.111841" calcext:value-type="float">
            <text:p>9,11184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.111841" calcext:value-type="float">
            <text:p>9,11184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.927837" calcext:value-type="float">
            <text:p>8,92783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.927837" calcext:value-type="float">
            <text:p>8,92783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8.895856" calcext:value-type="float">
            <text:p>8,89585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8.895856" calcext:value-type="float">
            <text:p>8,89585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8.895856" calcext:value-type="float">
            <text:p>8,89585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8.895856" calcext:value-type="float">
            <text:p>8,89585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8.895856" calcext:value-type="float">
            <text:p>8,89585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8.703857" calcext:value-type="float">
            <text:p>8,70385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8.703857" calcext:value-type="float">
            <text:p>8,70385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8.703857" calcext:value-type="float">
            <text:p>8,70385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8.703857" calcext:value-type="float">
            <text:p>8,70385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8.727846" calcext:value-type="float">
            <text:p>8,72784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8.727846" calcext:value-type="float">
            <text:p>8,72784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8.727846" calcext:value-type="float">
            <text:p>8,72784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8.727846" calcext:value-type="float">
            <text:p>8,72784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8.727846" calcext:value-type="float">
            <text:p>8,72784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8.727846" calcext:value-type="float">
            <text:p>8,72784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8.727846" calcext:value-type="float">
            <text:p>8,72784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8.727846" calcext:value-type="float">
            <text:p>8,72784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8.727846" calcext:value-type="float">
            <text:p>8,72784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.727846" calcext:value-type="float">
            <text:p>8,72784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.719764" calcext:value-type="float">
            <text:p>8,71976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8.719764" calcext:value-type="float">
            <text:p>8,71976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8.527764" calcext:value-type="float">
            <text:p>8,52776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8.527764" calcext:value-type="float">
            <text:p>8,52776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8.335746" calcext:value-type="float">
            <text:p>8,33574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8.26371" calcext:value-type="float">
            <text:p>8,2637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7.95975" calcext:value-type="float">
            <text:p>7,9597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7.95975" calcext:value-type="float">
            <text:p>7,9597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7.927761" calcext:value-type="float">
            <text:p>7,92776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7.927761" calcext:value-type="float">
            <text:p>7,92776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7.927761" calcext:value-type="float">
            <text:p>7,92776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7.735739" calcext:value-type="float">
            <text:p>7,73573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7.735739" calcext:value-type="float">
            <text:p>7,73573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7.735739" calcext:value-type="float">
            <text:p>7,73573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7.767759" calcext:value-type="float">
            <text:p>7,76775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7.767759" calcext:value-type="float">
            <text:p>7,76775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7.607739" calcext:value-type="float">
            <text:p>7,60773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7.607739" calcext:value-type="float">
            <text:p>7,60773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7.607739" calcext:value-type="float">
            <text:p>7,60773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7.607739" calcext:value-type="float">
            <text:p>7,60773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7.607739" calcext:value-type="float">
            <text:p>7,60773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7.607739" calcext:value-type="float">
            <text:p>7,60773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7.39173" calcext:value-type="float">
            <text:p>7,3917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7.39173" calcext:value-type="float">
            <text:p>7,3917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7.39173" calcext:value-type="float">
            <text:p>7,3917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7.399668" calcext:value-type="float">
            <text:p>7,39966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7.423718" calcext:value-type="float">
            <text:p>7,42371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7.319765" calcext:value-type="float">
            <text:p>7,31976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7.319765" calcext:value-type="float">
            <text:p>7,31976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.319765" calcext:value-type="float">
            <text:p>7,31976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7.319765" calcext:value-type="float">
            <text:p>7,31976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7.319765" calcext:value-type="float">
            <text:p>7,31976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7.319765" calcext:value-type="float">
            <text:p>7,31976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7.319765" calcext:value-type="float">
            <text:p>7,31976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7.319765" calcext:value-type="float">
            <text:p>7,31976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.415793" calcext:value-type="float">
            <text:p>7,41579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7.415793" calcext:value-type="float">
            <text:p>7,41579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7.415793" calcext:value-type="float">
            <text:p>7,41579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7.415793" calcext:value-type="float">
            <text:p>7,41579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7.415793" calcext:value-type="float">
            <text:p>7,41579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7.415793" calcext:value-type="float">
            <text:p>7,41579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7.415793" calcext:value-type="float">
            <text:p>7,41579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7.415793" calcext:value-type="float">
            <text:p>7,41579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7.415793" calcext:value-type="float">
            <text:p>7,41579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7.535656" calcext:value-type="float">
            <text:p>7,53565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7.535656" calcext:value-type="float">
            <text:p>7,53565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7.535656" calcext:value-type="float">
            <text:p>7,53565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7.535656" calcext:value-type="float">
            <text:p>7,53565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7.535656" calcext:value-type="float">
            <text:p>7,53565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.535656" calcext:value-type="float">
            <text:p>7,53565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7.639543" calcext:value-type="float">
            <text:p>7,63954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7.639543" calcext:value-type="float">
            <text:p>7,63954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7.639543" calcext:value-type="float">
            <text:p>7,63954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7.639543" calcext:value-type="float">
            <text:p>7,63954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7.639543" calcext:value-type="float">
            <text:p>7,63954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7.639543" calcext:value-type="float">
            <text:p>7,63954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7.615609" calcext:value-type="float">
            <text:p>7,61560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7.615609" calcext:value-type="float">
            <text:p>7,61560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7.295669" calcext:value-type="float">
            <text:p>7,29566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.295669" calcext:value-type="float">
            <text:p>7,29566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7.295669" calcext:value-type="float">
            <text:p>7,29566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7.295669" calcext:value-type="float">
            <text:p>7,29566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7.303653" calcext:value-type="float">
            <text:p>7,30365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7.303653" calcext:value-type="float">
            <text:p>7,30365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7.303653" calcext:value-type="float">
            <text:p>7,30365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7.303653" calcext:value-type="float">
            <text:p>7,30365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7.303653" calcext:value-type="float">
            <text:p>7,30365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7.239618" calcext:value-type="float">
            <text:p>7,23961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7.239618" calcext:value-type="float">
            <text:p>7,23961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7.239618" calcext:value-type="float">
            <text:p>7,23961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7.239618" calcext:value-type="float">
            <text:p>7,23961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7.151646" calcext:value-type="float">
            <text:p>7,15164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7.151646" calcext:value-type="float">
            <text:p>7,15164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7.151646" calcext:value-type="float">
            <text:p>7,15164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7.151646" calcext:value-type="float">
            <text:p>7,15164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7.151646" calcext:value-type="float">
            <text:p>7,15164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7.151646" calcext:value-type="float">
            <text:p>7,15164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7.151646" calcext:value-type="float">
            <text:p>7,15164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7.135653" calcext:value-type="float">
            <text:p>7,13565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.135653" calcext:value-type="float">
            <text:p>7,13565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7.135653" calcext:value-type="float">
            <text:p>7,13565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7.135653" calcext:value-type="float">
            <text:p>7,13565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7.135653" calcext:value-type="float">
            <text:p>7,13565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7.135653" calcext:value-type="float">
            <text:p>7,13565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7.135653" calcext:value-type="float">
            <text:p>7,13565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7.191633" calcext:value-type="float">
            <text:p>7,1916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7.191633" calcext:value-type="float">
            <text:p>7,1916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.191633" calcext:value-type="float">
            <text:p>7,1916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7.191633" calcext:value-type="float">
            <text:p>7,1916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.191633" calcext:value-type="float">
            <text:p>7,1916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.255518" calcext:value-type="float">
            <text:p>7,2555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7.255518" calcext:value-type="float">
            <text:p>7,2555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.943546" calcext:value-type="float">
            <text:p>6,94354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.943546" calcext:value-type="float">
            <text:p>6,94354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.943546" calcext:value-type="float">
            <text:p>6,94354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.943546" calcext:value-type="float">
            <text:p>6,94354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.575838" calcext:value-type="float">
            <text:p>6,5758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.575838" calcext:value-type="float">
            <text:p>6,5758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.575838" calcext:value-type="float">
            <text:p>6,5758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575838" calcext:value-type="float">
            <text:p>6,5758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.575838" calcext:value-type="float">
            <text:p>6,5758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.575838" calcext:value-type="float">
            <text:p>6,5758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.575838" calcext:value-type="float">
            <text:p>6,5758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.575838" calcext:value-type="float">
            <text:p>6,5758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.575838" calcext:value-type="float">
            <text:p>6,5758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.575838" calcext:value-type="float">
            <text:p>6,5758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.575838" calcext:value-type="float">
            <text:p>6,5758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.575838" calcext:value-type="float">
            <text:p>6,5758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.575838" calcext:value-type="float">
            <text:p>6,5758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.583721" calcext:value-type="float">
            <text:p>6,5837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.583721" calcext:value-type="float">
            <text:p>6,5837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.583721" calcext:value-type="float">
            <text:p>6,5837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.583721" calcext:value-type="float">
            <text:p>6,5837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.583721" calcext:value-type="float">
            <text:p>6,5837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.583721" calcext:value-type="float">
            <text:p>6,5837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.583721" calcext:value-type="float">
            <text:p>6,5837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.583721" calcext:value-type="float">
            <text:p>6,5837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.423712" calcext:value-type="float">
            <text:p>6,42371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.367724" calcext:value-type="float">
            <text:p>6,3677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.367724" calcext:value-type="float">
            <text:p>6,3677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.21581" calcext:value-type="float">
            <text:p>6,2158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.21581" calcext:value-type="float">
            <text:p>6,2158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.407826" calcext:value-type="float">
            <text:p>6,4078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.407826" calcext:value-type="float">
            <text:p>6,4078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.407826" calcext:value-type="float">
            <text:p>6,4078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.33583" calcext:value-type="float">
            <text:p>6,3358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.247797" calcext:value-type="float">
            <text:p>6,24779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.151843" calcext:value-type="float">
            <text:p>6,15184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.151843" calcext:value-type="float">
            <text:p>6,15184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.151843" calcext:value-type="float">
            <text:p>6,15184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.151843" calcext:value-type="float">
            <text:p>6,15184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.367838" calcext:value-type="float">
            <text:p>6,36783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.367838" calcext:value-type="float">
            <text:p>6,36783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.367838" calcext:value-type="float">
            <text:p>6,36783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.367838" calcext:value-type="float">
            <text:p>6,36783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.367838" calcext:value-type="float">
            <text:p>6,36783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.367838" calcext:value-type="float">
            <text:p>6,36783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.367838" calcext:value-type="float">
            <text:p>6,36783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.367838" calcext:value-type="float">
            <text:p>6,36783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.367838" calcext:value-type="float">
            <text:p>6,36783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.343898" calcext:value-type="float">
            <text:p>6,3438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.223872" calcext:value-type="float">
            <text:p>6,22387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.223872" calcext:value-type="float">
            <text:p>6,22387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.391881" calcext:value-type="float">
            <text:p>6,39188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.391881" calcext:value-type="float">
            <text:p>6,39188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.391881" calcext:value-type="float">
            <text:p>6,39188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.271856" calcext:value-type="float">
            <text:p>6,27185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.271856" calcext:value-type="float">
            <text:p>6,27185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.271856" calcext:value-type="float">
            <text:p>6,27185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.271856" calcext:value-type="float">
            <text:p>6,27185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.271856" calcext:value-type="float">
            <text:p>6,27185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.271856" calcext:value-type="float">
            <text:p>6,27185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.271856" calcext:value-type="float">
            <text:p>6,27185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.271856" calcext:value-type="float">
            <text:p>6,27185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.295794" calcext:value-type="float">
            <text:p>6,29579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.295794" calcext:value-type="float">
            <text:p>6,29579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.295794" calcext:value-type="float">
            <text:p>6,29579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.295794" calcext:value-type="float">
            <text:p>6,29579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.295794" calcext:value-type="float">
            <text:p>6,29579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.295794" calcext:value-type="float">
            <text:p>6,29579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.295794" calcext:value-type="float">
            <text:p>6,29579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.295794" calcext:value-type="float">
            <text:p>6,29579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5.927842" calcext:value-type="float">
            <text:p>5,9278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5.927842" calcext:value-type="float">
            <text:p>5,9278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.927842" calcext:value-type="float">
            <text:p>5,9278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5.927842" calcext:value-type="float">
            <text:p>5,9278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5.927842" calcext:value-type="float">
            <text:p>5,9278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5.927842" calcext:value-type="float">
            <text:p>5,9278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5.927842" calcext:value-type="float">
            <text:p>5,9278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.927842" calcext:value-type="float">
            <text:p>5,9278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5.927842" calcext:value-type="float">
            <text:p>5,9278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5.927842" calcext:value-type="float">
            <text:p>5,9278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5.927842" calcext:value-type="float">
            <text:p>5,9278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5.927842" calcext:value-type="float">
            <text:p>5,9278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5.919787" calcext:value-type="float">
            <text:p>5,91978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5.919787" calcext:value-type="float">
            <text:p>5,91978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5.919787" calcext:value-type="float">
            <text:p>5,91978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.911847" calcext:value-type="float">
            <text:p>5,911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.911788" calcext:value-type="float">
            <text:p>5,91178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.911788" calcext:value-type="float">
            <text:p>5,91178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.911788" calcext:value-type="float">
            <text:p>5,91178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5.911788" calcext:value-type="float">
            <text:p>5,91178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5.943834" calcext:value-type="float">
            <text:p>5,94383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5.943834" calcext:value-type="float">
            <text:p>5,94383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.943834" calcext:value-type="float">
            <text:p>5,94383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.951892" calcext:value-type="float">
            <text:p>5,9518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.951892" calcext:value-type="float">
            <text:p>5,9518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.951892" calcext:value-type="float">
            <text:p>5,9518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.951892" calcext:value-type="float">
            <text:p>5,9518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.951892" calcext:value-type="float">
            <text:p>5,9518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.951892" calcext:value-type="float">
            <text:p>5,9518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.951892" calcext:value-type="float">
            <text:p>5,9518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.951892" calcext:value-type="float">
            <text:p>5,9518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.951892" calcext:value-type="float">
            <text:p>5,9518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.951892" calcext:value-type="float">
            <text:p>5,9518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.951892" calcext:value-type="float">
            <text:p>5,9518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.951892" calcext:value-type="float">
            <text:p>5,9518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.951892" calcext:value-type="float">
            <text:p>5,9518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.951892" calcext:value-type="float">
            <text:p>5,9518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.951892" calcext:value-type="float">
            <text:p>5,9518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.951892" calcext:value-type="float">
            <text:p>5,9518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.951892" calcext:value-type="float">
            <text:p>5,9518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.951892" calcext:value-type="float">
            <text:p>5,9518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.951892" calcext:value-type="float">
            <text:p>5,9518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.951892" calcext:value-type="float">
            <text:p>5,9518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.951892" calcext:value-type="float">
            <text:p>5,9518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.951892" calcext:value-type="float">
            <text:p>5,9518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.951892" calcext:value-type="float">
            <text:p>5,9518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.951892" calcext:value-type="float">
            <text:p>5,9518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.951892" calcext:value-type="float">
            <text:p>5,9518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.951892" calcext:value-type="float">
            <text:p>5,9518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.951892" calcext:value-type="float">
            <text:p>5,9518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5.951892" calcext:value-type="float">
            <text:p>5,9518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5.951892" calcext:value-type="float">
            <text:p>5,9518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.951892" calcext:value-type="float">
            <text:p>5,9518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.951892" calcext:value-type="float">
            <text:p>5,9518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.951892" calcext:value-type="float">
            <text:p>5,9518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.951892" calcext:value-type="float">
            <text:p>5,9518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5.951892" calcext:value-type="float">
            <text:p>5,9518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5.951892" calcext:value-type="float">
            <text:p>5,9518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.951892" calcext:value-type="float">
            <text:p>5,9518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.951892" calcext:value-type="float">
            <text:p>5,9518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.951892" calcext:value-type="float">
            <text:p>5,9518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.951892" calcext:value-type="float">
            <text:p>5,9518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5.951892" calcext:value-type="float">
            <text:p>5,9518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.951892" calcext:value-type="float">
            <text:p>5,9518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.951892" calcext:value-type="float">
            <text:p>5,9518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5.951892" calcext:value-type="float">
            <text:p>5,9518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.951892" calcext:value-type="float">
            <text:p>5,9518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.951892" calcext:value-type="float">
            <text:p>5,9518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5.951892" calcext:value-type="float">
            <text:p>5,9518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.951892" calcext:value-type="float">
            <text:p>5,9518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5.951892" calcext:value-type="float">
            <text:p>5,9518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.951892" calcext:value-type="float">
            <text:p>5,9518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5.951892" calcext:value-type="float">
            <text:p>5,9518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.951892" calcext:value-type="float">
            <text:p>5,9518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.951892" calcext:value-type="float">
            <text:p>5,9518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.951892" calcext:value-type="float">
            <text:p>5,9518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.951892" calcext:value-type="float">
            <text:p>5,9518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.951892" calcext:value-type="float">
            <text:p>5,9518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.951892" calcext:value-type="float">
            <text:p>5,9518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.951892" calcext:value-type="float">
            <text:p>5,9518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.951892" calcext:value-type="float">
            <text:p>5,9518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5.951892" calcext:value-type="float">
            <text:p>5,9518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.951892" calcext:value-type="float">
            <text:p>5,9518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.951892" calcext:value-type="float">
            <text:p>5,9518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5.927839" calcext:value-type="float">
            <text:p>5,92783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.927839" calcext:value-type="float">
            <text:p>5,92783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.855913" calcext:value-type="float">
            <text:p>5,8559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.855913" calcext:value-type="float">
            <text:p>5,8559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.855913" calcext:value-type="float">
            <text:p>5,8559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.855913" calcext:value-type="float">
            <text:p>5,8559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.855913" calcext:value-type="float">
            <text:p>5,8559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.855913" calcext:value-type="float">
            <text:p>5,8559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.855913" calcext:value-type="float">
            <text:p>5,8559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.855913" calcext:value-type="float">
            <text:p>5,8559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5.855913" calcext:value-type="float">
            <text:p>5,8559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.855913" calcext:value-type="float">
            <text:p>5,8559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.855913" calcext:value-type="float">
            <text:p>5,8559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.855913" calcext:value-type="float">
            <text:p>5,8559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.855913" calcext:value-type="float">
            <text:p>5,8559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.855913" calcext:value-type="float">
            <text:p>5,8559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.855913" calcext:value-type="float">
            <text:p>5,8559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5.855913" calcext:value-type="float">
            <text:p>5,8559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.855913" calcext:value-type="float">
            <text:p>5,8559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5.855913" calcext:value-type="float">
            <text:p>5,8559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.855913" calcext:value-type="float">
            <text:p>5,8559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5.855913" calcext:value-type="float">
            <text:p>5,8559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5.855913" calcext:value-type="float">
            <text:p>5,8559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5.75195" calcext:value-type="float">
            <text:p>5,7519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5.75195" calcext:value-type="float">
            <text:p>5,7519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5.75195" calcext:value-type="float">
            <text:p>5,7519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5.75195" calcext:value-type="float">
            <text:p>5,7519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.75195" calcext:value-type="float">
            <text:p>5,7519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5.75195" calcext:value-type="float">
            <text:p>5,7519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.75195" calcext:value-type="float">
            <text:p>5,7519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.75195" calcext:value-type="float">
            <text:p>5,7519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.75195" calcext:value-type="float">
            <text:p>5,7519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5.75195" calcext:value-type="float">
            <text:p>5,7519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5.75195" calcext:value-type="float">
            <text:p>5,7519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5.75195" calcext:value-type="float">
            <text:p>5,7519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5.75195" calcext:value-type="float">
            <text:p>5,7519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5.75195" calcext:value-type="float">
            <text:p>5,7519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5.75195" calcext:value-type="float">
            <text:p>5,7519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5.75195" calcext:value-type="float">
            <text:p>5,7519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.75195" calcext:value-type="float">
            <text:p>5,7519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5.75195" calcext:value-type="float">
            <text:p>5,7519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5.75195" calcext:value-type="float">
            <text:p>5,7519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5.75195" calcext:value-type="float">
            <text:p>5,7519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5.75195" calcext:value-type="float">
            <text:p>5,7519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5.75195" calcext:value-type="float">
            <text:p>5,7519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5.75195" calcext:value-type="float">
            <text:p>5,7519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5.75195" calcext:value-type="float">
            <text:p>5,7519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5.75195" calcext:value-type="float">
            <text:p>5,7519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5.75195" calcext:value-type="float">
            <text:p>5,7519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5.75195" calcext:value-type="float">
            <text:p>5,7519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5.75195" calcext:value-type="float">
            <text:p>5,7519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5.75195" calcext:value-type="float">
            <text:p>5,7519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5.75195" calcext:value-type="float">
            <text:p>5,7519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5.75195" calcext:value-type="float">
            <text:p>5,7519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5.75195" calcext:value-type="float">
            <text:p>5,7519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5.75195" calcext:value-type="float">
            <text:p>5,7519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5.75195" calcext:value-type="float">
            <text:p>5,7519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5.75195" calcext:value-type="float">
            <text:p>5,7519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5.75195" calcext:value-type="float">
            <text:p>5,7519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5.75195" calcext:value-type="float">
            <text:p>5,7519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.75195" calcext:value-type="float">
            <text:p>5,7519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5.75195" calcext:value-type="float">
            <text:p>5,7519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5.75195" calcext:value-type="float">
            <text:p>5,7519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5.75195" calcext:value-type="float">
            <text:p>5,7519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5.75195" calcext:value-type="float">
            <text:p>5,7519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5.655922" calcext:value-type="float">
            <text:p>5,6559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5.655922" calcext:value-type="float">
            <text:p>5,6559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5.655922" calcext:value-type="float">
            <text:p>5,6559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5.655922" calcext:value-type="float">
            <text:p>5,6559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5.655922" calcext:value-type="float">
            <text:p>5,6559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5.655922" calcext:value-type="float">
            <text:p>5,6559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5.655922" calcext:value-type="float">
            <text:p>5,6559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5.655922" calcext:value-type="float">
            <text:p>5,6559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5.655922" calcext:value-type="float">
            <text:p>5,6559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5.655922" calcext:value-type="float">
            <text:p>5,6559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5.655922" calcext:value-type="float">
            <text:p>5,6559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5.655922" calcext:value-type="float">
            <text:p>5,6559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5.655922" calcext:value-type="float">
            <text:p>5,6559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5.655922" calcext:value-type="float">
            <text:p>5,6559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5.655922" calcext:value-type="float">
            <text:p>5,6559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5.655922" calcext:value-type="float">
            <text:p>5,6559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5.655922" calcext:value-type="float">
            <text:p>5,6559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5.655922" calcext:value-type="float">
            <text:p>5,6559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5.655922" calcext:value-type="float">
            <text:p>5,6559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5.655922" calcext:value-type="float">
            <text:p>5,6559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5.655922" calcext:value-type="float">
            <text:p>5,6559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5.655922" calcext:value-type="float">
            <text:p>5,6559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5.655922" calcext:value-type="float">
            <text:p>5,6559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5.655922" calcext:value-type="float">
            <text:p>5,6559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.655922" calcext:value-type="float">
            <text:p>5,6559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5.655922" calcext:value-type="float">
            <text:p>5,6559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5.655922" calcext:value-type="float">
            <text:p>5,6559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5.655922" calcext:value-type="float">
            <text:p>5,6559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5.655922" calcext:value-type="float">
            <text:p>5,6559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5.655922" calcext:value-type="float">
            <text:p>5,6559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5.655922" calcext:value-type="float">
            <text:p>5,6559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5.655922" calcext:value-type="float">
            <text:p>5,6559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5.655922" calcext:value-type="float">
            <text:p>5,6559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5.655922" calcext:value-type="float">
            <text:p>5,6559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5.655922" calcext:value-type="float">
            <text:p>5,6559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5.655922" calcext:value-type="float">
            <text:p>5,6559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5.655922" calcext:value-type="float">
            <text:p>5,6559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5.655922" calcext:value-type="float">
            <text:p>5,6559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5.655922" calcext:value-type="float">
            <text:p>5,6559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5.655922" calcext:value-type="float">
            <text:p>5,6559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5.655922" calcext:value-type="float">
            <text:p>5,6559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5.655922" calcext:value-type="float">
            <text:p>5,6559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5.655922" calcext:value-type="float">
            <text:p>5,6559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5.655922" calcext:value-type="float">
            <text:p>5,6559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5.655922" calcext:value-type="float">
            <text:p>5,6559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5.655922" calcext:value-type="float">
            <text:p>5,6559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5.655922" calcext:value-type="float">
            <text:p>5,6559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5.655922" calcext:value-type="float">
            <text:p>5,6559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5.655922" calcext:value-type="float">
            <text:p>5,6559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.551944" calcext:value-type="float">
            <text:p>5,55194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5.551944" calcext:value-type="float">
            <text:p>5,55194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5.551944" calcext:value-type="float">
            <text:p>5,55194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5.551944" calcext:value-type="float">
            <text:p>5,55194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5.551944" calcext:value-type="float">
            <text:p>5,55194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5.551944" calcext:value-type="float">
            <text:p>5,55194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5.551944" calcext:value-type="float">
            <text:p>5,55194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5.551944" calcext:value-type="float">
            <text:p>5,55194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5.551944" calcext:value-type="float">
            <text:p>5,55194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5.551944" calcext:value-type="float">
            <text:p>5,55194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5.551944" calcext:value-type="float">
            <text:p>5,55194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5.551944" calcext:value-type="float">
            <text:p>5,55194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5.42393" calcext:value-type="float">
            <text:p>5,4239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5.42393" calcext:value-type="float">
            <text:p>5,4239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5.42393" calcext:value-type="float">
            <text:p>5,4239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5.42393" calcext:value-type="float">
            <text:p>5,4239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5.42393" calcext:value-type="float">
            <text:p>5,4239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.42393" calcext:value-type="float">
            <text:p>5,4239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5.42393" calcext:value-type="float">
            <text:p>5,4239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5.42393" calcext:value-type="float">
            <text:p>5,4239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5.42393" calcext:value-type="float">
            <text:p>5,4239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5.42393" calcext:value-type="float">
            <text:p>5,4239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5.42393" calcext:value-type="float">
            <text:p>5,4239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5.42393" calcext:value-type="float">
            <text:p>5,4239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5.42393" calcext:value-type="float">
            <text:p>5,4239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.42393" calcext:value-type="float">
            <text:p>5,4239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5.42393" calcext:value-type="float">
            <text:p>5,4239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5.42393" calcext:value-type="float">
            <text:p>5,4239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5.42393" calcext:value-type="float">
            <text:p>5,4239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5.42393" calcext:value-type="float">
            <text:p>5,4239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5.42393" calcext:value-type="float">
            <text:p>5,4239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5.42393" calcext:value-type="float">
            <text:p>5,4239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5.42393" calcext:value-type="float">
            <text:p>5,4239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5.42393" calcext:value-type="float">
            <text:p>5,4239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5.439872" calcext:value-type="float">
            <text:p>5,43987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5.439872" calcext:value-type="float">
            <text:p>5,43987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5.439872" calcext:value-type="float">
            <text:p>5,43987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5.439872" calcext:value-type="float">
            <text:p>5,43987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5.439872" calcext:value-type="float">
            <text:p>5,43987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5.439872" calcext:value-type="float">
            <text:p>5,43987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5.439872" calcext:value-type="float">
            <text:p>5,43987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5.439872" calcext:value-type="float">
            <text:p>5,43987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5.439872" calcext:value-type="float">
            <text:p>5,43987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5.439872" calcext:value-type="float">
            <text:p>5,43987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5.439872" calcext:value-type="float">
            <text:p>5,43987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5.439872" calcext:value-type="float">
            <text:p>5,43987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5.463925" calcext:value-type="float">
            <text:p>5,4639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5.463866" calcext:value-type="float">
            <text:p>5,46386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5.463866" calcext:value-type="float">
            <text:p>5,46386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5.463866" calcext:value-type="float">
            <text:p>5,46386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5.463866" calcext:value-type="float">
            <text:p>5,46386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5.463866" calcext:value-type="float">
            <text:p>5,46386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5.463866" calcext:value-type="float">
            <text:p>5,46386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5.463866" calcext:value-type="float">
            <text:p>5,46386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5.463866" calcext:value-type="float">
            <text:p>5,46386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5.463866" calcext:value-type="float">
            <text:p>5,46386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.391943" calcext:value-type="float">
            <text:p>5,39194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5.391943" calcext:value-type="float">
            <text:p>5,39194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5.391943" calcext:value-type="float">
            <text:p>5,39194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5.391943" calcext:value-type="float">
            <text:p>5,39194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5.391943" calcext:value-type="float">
            <text:p>5,39194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5.391943" calcext:value-type="float">
            <text:p>5,39194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5.391943" calcext:value-type="float">
            <text:p>5,39194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5.391943" calcext:value-type="float">
            <text:p>5,39194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5.391943" calcext:value-type="float">
            <text:p>5,39194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5.391943" calcext:value-type="float">
            <text:p>5,39194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5.391943" calcext:value-type="float">
            <text:p>5,39194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5.391943" calcext:value-type="float">
            <text:p>5,39194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5.391943" calcext:value-type="float">
            <text:p>5,39194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5.391943" calcext:value-type="float">
            <text:p>5,39194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5.391943" calcext:value-type="float">
            <text:p>5,39194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5.391943" calcext:value-type="float">
            <text:p>5,39194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5.391943" calcext:value-type="float">
            <text:p>5,39194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5.391943" calcext:value-type="float">
            <text:p>5,39194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5.391943" calcext:value-type="float">
            <text:p>5,39194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5.391943" calcext:value-type="float">
            <text:p>5,39194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5.391943" calcext:value-type="float">
            <text:p>5,39194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5.391943" calcext:value-type="float">
            <text:p>5,39194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5.391943" calcext:value-type="float">
            <text:p>5,39194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5.391943" calcext:value-type="float">
            <text:p>5,39194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5.391943" calcext:value-type="float">
            <text:p>5,39194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5.391943" calcext:value-type="float">
            <text:p>5,39194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5.391943" calcext:value-type="float">
            <text:p>5,39194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5.391943" calcext:value-type="float">
            <text:p>5,39194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5.39984" calcext:value-type="float">
            <text:p>5,3998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5.39984" calcext:value-type="float">
            <text:p>5,3998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5.39984" calcext:value-type="float">
            <text:p>5,3998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5.183943" calcext:value-type="float">
            <text:p>5,1839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5.183943" calcext:value-type="float">
            <text:p>5,1839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5.183943" calcext:value-type="float">
            <text:p>5,1839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5.183943" calcext:value-type="float">
            <text:p>5,1839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5.183943" calcext:value-type="float">
            <text:p>5,1839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5.183943" calcext:value-type="float">
            <text:p>5,1839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5.183943" calcext:value-type="float">
            <text:p>5,1839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5.183943" calcext:value-type="float">
            <text:p>5,1839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5.199931" calcext:value-type="float">
            <text:p>5,1999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5.199931" calcext:value-type="float">
            <text:p>5,1999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5.199931" calcext:value-type="float">
            <text:p>5,1999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5.199931" calcext:value-type="float">
            <text:p>5,1999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5.199931" calcext:value-type="float">
            <text:p>5,1999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5.199931" calcext:value-type="float">
            <text:p>5,1999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5.199931" calcext:value-type="float">
            <text:p>5,1999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5.199931" calcext:value-type="float">
            <text:p>5,1999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5.199931" calcext:value-type="float">
            <text:p>5,1999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5.199931" calcext:value-type="float">
            <text:p>5,1999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5.199931" calcext:value-type="float">
            <text:p>5,1999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.199931" calcext:value-type="float">
            <text:p>5,1999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5.199931" calcext:value-type="float">
            <text:p>5,1999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5.199931" calcext:value-type="float">
            <text:p>5,1999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5.199931" calcext:value-type="float">
            <text:p>5,1999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5.199931" calcext:value-type="float">
            <text:p>5,1999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5.199931" calcext:value-type="float">
            <text:p>5,1999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5.199931" calcext:value-type="float">
            <text:p>5,1999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5.199931" calcext:value-type="float">
            <text:p>5,1999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5.199931" calcext:value-type="float">
            <text:p>5,1999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5.199931" calcext:value-type="float">
            <text:p>5,1999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5.199931" calcext:value-type="float">
            <text:p>5,1999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5.199931" calcext:value-type="float">
            <text:p>5,1999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5.199931" calcext:value-type="float">
            <text:p>5,1999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5.199931" calcext:value-type="float">
            <text:p>5,1999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5.199931" calcext:value-type="float">
            <text:p>5,1999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5.199931" calcext:value-type="float">
            <text:p>5,1999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5.199931" calcext:value-type="float">
            <text:p>5,1999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5.199931" calcext:value-type="float">
            <text:p>5,1999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5.199931" calcext:value-type="float">
            <text:p>5,1999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5.199931" calcext:value-type="float">
            <text:p>5,1999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5.199931" calcext:value-type="float">
            <text:p>5,1999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5.255911" calcext:value-type="float">
            <text:p>5,25591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5.255911" calcext:value-type="float">
            <text:p>5,25591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5.255911" calcext:value-type="float">
            <text:p>5,25591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5.255911" calcext:value-type="float">
            <text:p>5,25591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5.255911" calcext:value-type="float">
            <text:p>5,25591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5.255911" calcext:value-type="float">
            <text:p>5,25591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5.255911" calcext:value-type="float">
            <text:p>5,25591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5.255911" calcext:value-type="float">
            <text:p>5,25591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5.255911" calcext:value-type="float">
            <text:p>5,25591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5.007931" calcext:value-type="float">
            <text:p>5,0079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5.007931" calcext:value-type="float">
            <text:p>5,0079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5.007931" calcext:value-type="float">
            <text:p>5,0079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5.007931" calcext:value-type="float">
            <text:p>5,0079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5.007931" calcext:value-type="float">
            <text:p>5,0079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5.007931" calcext:value-type="float">
            <text:p>5,0079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5.007931" calcext:value-type="float">
            <text:p>5,0079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5.007931" calcext:value-type="float">
            <text:p>5,0079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5.007931" calcext:value-type="float">
            <text:p>5,0079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5.007931" calcext:value-type="float">
            <text:p>5,0079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5.007931" calcext:value-type="float">
            <text:p>5,0079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5.007931" calcext:value-type="float">
            <text:p>5,0079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5.007931" calcext:value-type="float">
            <text:p>5,0079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5.007931" calcext:value-type="float">
            <text:p>5,0079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5.007931" calcext:value-type="float">
            <text:p>5,0079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5.007931" calcext:value-type="float">
            <text:p>5,0079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5.007931" calcext:value-type="float">
            <text:p>5,0079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5.007931" calcext:value-type="float">
            <text:p>5,0079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5.007931" calcext:value-type="float">
            <text:p>5,0079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5.007931" calcext:value-type="float">
            <text:p>5,0079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.007931" calcext:value-type="float">
            <text:p>5,0079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5.007931" calcext:value-type="float">
            <text:p>5,0079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5.007931" calcext:value-type="float">
            <text:p>5,0079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5.007931" calcext:value-type="float">
            <text:p>5,0079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5.007931" calcext:value-type="float">
            <text:p>5,0079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5.007931" calcext:value-type="float">
            <text:p>5,0079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5.007931" calcext:value-type="float">
            <text:p>5,0079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5.007931" calcext:value-type="float">
            <text:p>5,0079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5.007931" calcext:value-type="float">
            <text:p>5,0079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5.007931" calcext:value-type="float">
            <text:p>5,0079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5.007931" calcext:value-type="float">
            <text:p>5,0079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5.007931" calcext:value-type="float">
            <text:p>5,0079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5.007931" calcext:value-type="float">
            <text:p>5,0079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5.007931" calcext:value-type="float">
            <text:p>5,0079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5.007931" calcext:value-type="float">
            <text:p>5,0079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5.007931" calcext:value-type="float">
            <text:p>5,0079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5.007931" calcext:value-type="float">
            <text:p>5,0079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5.007931" calcext:value-type="float">
            <text:p>5,0079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5.007931" calcext:value-type="float">
            <text:p>5,0079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5.007931" calcext:value-type="float">
            <text:p>5,0079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5.007931" calcext:value-type="float">
            <text:p>5,0079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5.03982" calcext:value-type="float">
            <text:p>5,0398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5.03982" calcext:value-type="float">
            <text:p>5,0398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5.023783" calcext:value-type="float">
            <text:p>5,0237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5.023783" calcext:value-type="float">
            <text:p>5,0237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5.023783" calcext:value-type="float">
            <text:p>5,0237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5.023783" calcext:value-type="float">
            <text:p>5,0237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5.023783" calcext:value-type="float">
            <text:p>5,0237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5.023783" calcext:value-type="float">
            <text:p>5,0237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5.023783" calcext:value-type="float">
            <text:p>5,0237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5.023783" calcext:value-type="float">
            <text:p>5,0237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5.023783" calcext:value-type="float">
            <text:p>5,0237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5.023783" calcext:value-type="float">
            <text:p>5,0237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5.023783" calcext:value-type="float">
            <text:p>5,0237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5.023783" calcext:value-type="float">
            <text:p>5,0237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5.023783" calcext:value-type="float">
            <text:p>5,0237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5.023783" calcext:value-type="float">
            <text:p>5,0237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5.023783" calcext:value-type="float">
            <text:p>5,0237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5.023783" calcext:value-type="float">
            <text:p>5,0237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5.023783" calcext:value-type="float">
            <text:p>5,0237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5.023783" calcext:value-type="float">
            <text:p>5,0237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5.015849" calcext:value-type="float">
            <text:p>5,01584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5.015849" calcext:value-type="float">
            <text:p>5,01584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5.015849" calcext:value-type="float">
            <text:p>5,01584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5.015849" calcext:value-type="float">
            <text:p>5,01584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5.015849" calcext:value-type="float">
            <text:p>5,01584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5.015849" calcext:value-type="float">
            <text:p>5,01584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5.015849" calcext:value-type="float">
            <text:p>5,01584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5.015849" calcext:value-type="float">
            <text:p>5,01584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5.015849" calcext:value-type="float">
            <text:p>5,01584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.015849" calcext:value-type="float">
            <text:p>5,015849</text:p>
          </table:table-cell>
          <table:table-cell office:value-type="float" office:value="23" calcext:value-type="float">
            <text:p>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.00.0000</text:date>, <text:time style:data-style-name="N2" text:time-value="17:46:07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Windows_X86_64 LibreOffice_project/5e3e00a007d9b3b6efb6797a8b8e57b51ab1f737</meta:generator>
    <dc:date>2016-06-05T17:46:11.743000000</dc:date>
    <meta:editing-duration>PT1M14S</meta:editing-duration>
    <meta:editing-cycles>2</meta:editing-cycles>
    <meta:document-statistic meta:table-count="1" meta:cell-count="30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'cameraslog_1.log'.A2:'cameraslog_1.log'.C1001 'cameraslog_1.log'.B1:'cameraslog_1.log'.C1" chart:data-source-has-labels="row" svg:x="0.32cm" svg:y="0.18cm" svg:width="11.01cm" svg:height="8.64cm">
          <chartooo:coordinate-region svg:x="0.95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'cameraslog_1.log'.B2:'cameraslog_1.log'.B1001" chart:label-cell-address="'cameraslog_1.log'.B1:'cameraslog_1.log'.B1" chart:class="chart:scatter">
            <chart:domain table:cell-range-address="'cameraslog_1.log'.A2:'cameraslog_1.log'.A1001"/>
            <chart:data-point chart:repeated="1000"/>
          </chart:series>
          <chart:series chart:style-name="ch8" chart:values-cell-range-address="'cameraslog_1.log'.C2:'cameraslog_1.log'.C1001" chart:label-cell-address="'cameraslog_1.log'.C1:'cameraslog_1.log'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'cameraslog_1.log'.B1:'cameraslog_1.log'.B1</svg:desc>
                </draw:g>
              </table:table-cell>
              <table:table-cell office:value-type="string">
                <text:p>number of cameras</text:p>
                <draw:g>
                  <svg:desc>'cameraslog_1.log'.C1:'cameraslog_1.log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ameraslog_1.log'.A2:'cameraslog_1.log'.A1001</svg:desc>
                </draw:g>
              </table:table-cell>
              <table:table-cell office:value-type="float" office:value="13.748261">
                <text:p>13.748261</text:p>
                <draw:g>
                  <svg:desc>'cameraslog_1.log'.B2:'cameraslog_1.log'.B1001</svg:desc>
                </draw:g>
              </table:table-cell>
              <table:table-cell office:value-type="float" office:value="16">
                <text:p>16</text:p>
                <draw:g>
                  <svg:desc>'cameraslog_1.log'.C2:'cameraslog_1.log'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06015">
                <text:p>14.060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3.876273">
                <text:p>13.87627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3.772299">
                <text:p>13.7722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4.252209">
                <text:p>14.2522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.788943">
                <text:p>12.78894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1.189452">
                <text:p>11.1894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.013587">
                <text:p>11.01358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.805811">
                <text:p>10.8058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.558193">
                <text:p>9.55819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.181979">
                <text:p>10.18197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.942149">
                <text:p>9.9421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9.950165">
                <text:p>9.95016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.950619">
                <text:p>8.9506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.310596">
                <text:p>9.31059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.38263">
                <text:p>9.382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9.750572">
                <text:p>9.75057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9.574701">
                <text:p>9.57470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0.246437">
                <text:p>10.2464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0.39834">
                <text:p>10.3983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0.342407">
                <text:p>10.34240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9.734615">
                <text:p>9.7346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9.910654">
                <text:p>9.91065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9.982688">
                <text:p>9.98268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9.798783">
                <text:p>9.79878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9.798783">
                <text:p>9.79878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9.80686">
                <text:p>9.8068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9.918883">
                <text:p>9.91888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9.630899">
                <text:p>9.63089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0.014844">
                <text:p>10.01484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0.198762">
                <text:p>10.19876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0.150812">
                <text:p>10.1508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0.086921">
                <text:p>10.0869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0.430711">
                <text:p>10.4307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0.470778">
                <text:p>10.4707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0.470779">
                <text:p>10.4707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0.470779">
                <text:p>10.4707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0.198789">
                <text:p>10.19878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0.24677">
                <text:p>10.2467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0.390769">
                <text:p>10.39076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0.390769">
                <text:p>10.39076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0.78272">
                <text:p>10.7827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0.894709">
                <text:p>10.89470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0.774834">
                <text:p>10.7748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0.510964">
                <text:p>10.51096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0.686933">
                <text:p>10.68693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0.63097">
                <text:p>10.6309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0.814982">
                <text:p>10.8149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1.022941">
                <text:p>11.02294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1.238926">
                <text:p>11.23892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1.20701">
                <text:p>11.2070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1.447027">
                <text:p>11.44702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1.447027">
                <text:p>11.44702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1.167051">
                <text:p>11.16705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0.791168">
                <text:p>10.79116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0.975137">
                <text:p>10.97513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0.895099">
                <text:p>10.89509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0.70322">
                <text:p>10.7032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0.367267">
                <text:p>10.36726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0.367267">
                <text:p>10.36726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0.367267">
                <text:p>10.36726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0.367267">
                <text:p>10.36726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0.311444">
                <text:p>10.3114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0.335382">
                <text:p>10.33538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0.35143">
                <text:p>10.3514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0.223418">
                <text:p>10.22341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0.087515">
                <text:p>10.0875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0.183554">
                <text:p>10.18355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0.167487">
                <text:p>10.16748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0.327501">
                <text:p>10.32750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0.527437">
                <text:p>10.52743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0.527437">
                <text:p>10.52743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0.639476">
                <text:p>10.63947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0.391477">
                <text:p>10.39147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0.527502">
                <text:p>10.52750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0.423602">
                <text:p>10.42360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0.423602">
                <text:p>10.42360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0.359539">
                <text:p>10.35953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.359539">
                <text:p>10.35953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0.359539">
                <text:p>10.35953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0.359539">
                <text:p>10.35953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9.911629">
                <text:p>9.91162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0.255573">
                <text:p>10.25557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0.207533">
                <text:p>10.2075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0.207533">
                <text:p>10.2075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0.41551">
                <text:p>10.4155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0.1836">
                <text:p>10.183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9.975607">
                <text:p>9.97560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9.975607">
                <text:p>9.97560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.975607">
                <text:p>9.97560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.975607">
                <text:p>9.97560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0.023605">
                <text:p>10.02360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.927681">
                <text:p>9.92768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0.031714">
                <text:p>10.0317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0.303578">
                <text:p>10.30357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0.359508">
                <text:p>10.35950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0.191614">
                <text:p>10.1916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0.215492">
                <text:p>10.21549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0.447459">
                <text:p>10.44745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.423546">
                <text:p>10.42354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0.423546">
                <text:p>10.42354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.311551">
                <text:p>10.31155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0.351536">
                <text:p>10.35153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0.183639">
                <text:p>10.18363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0.26355">
                <text:p>10.2635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0.087569">
                <text:p>10.08756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0.047674">
                <text:p>10.04767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0.047674">
                <text:p>10.04767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0.047674">
                <text:p>10.04767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0.047674">
                <text:p>10.04767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0.047674">
                <text:p>10.04767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0.239637">
                <text:p>10.23963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9.99962">
                <text:p>9.9996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9.879677">
                <text:p>9.87967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9.879677">
                <text:p>9.87967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0.087615">
                <text:p>10.0876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0.087615">
                <text:p>10.0876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9.855621">
                <text:p>9.85562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9.855621">
                <text:p>9.85562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9.855621">
                <text:p>9.85562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9.855621">
                <text:p>9.85562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9.855621">
                <text:p>9.85562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9.855621">
                <text:p>9.85562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9.855621">
                <text:p>9.85562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9.855621">
                <text:p>9.85562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9.855621">
                <text:p>9.85562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9.839639">
                <text:p>9.83963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9.815597">
                <text:p>9.81559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9.815597">
                <text:p>9.81559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9.815597">
                <text:p>9.81559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9.607663">
                <text:p>9.60766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9.607663">
                <text:p>9.60766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9.79166">
                <text:p>9.7916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9.631688">
                <text:p>9.63168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9.527726">
                <text:p>9.52772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9.695676">
                <text:p>9.69567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9.799703">
                <text:p>9.79970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9.799703">
                <text:p>9.79970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0.03163">
                <text:p>10.0316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9.599713">
                <text:p>9.5997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9.599713">
                <text:p>9.5997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9.599713">
                <text:p>9.5997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9.599713">
                <text:p>9.5997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9.599713">
                <text:p>9.5997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9.599713">
                <text:p>9.5997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9.599713">
                <text:p>9.5997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9.599713">
                <text:p>9.5997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9.671697">
                <text:p>9.67169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9.447702">
                <text:p>9.44770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9.447702">
                <text:p>9.44770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9.25571">
                <text:p>9.2557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9.25571">
                <text:p>9.2557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9.359728">
                <text:p>9.35972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9.359728">
                <text:p>9.35972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9.351717">
                <text:p>9.35171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9.351717">
                <text:p>9.35171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9.367774">
                <text:p>9.36777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9.591766">
                <text:p>9.59176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9.3278">
                <text:p>9.327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9.3278">
                <text:p>9.327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9.439714">
                <text:p>9.4397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9.351794">
                <text:p>9.35179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9.351794">
                <text:p>9.35179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9.351794">
                <text:p>9.35179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9.455822">
                <text:p>9.45582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9.607841">
                <text:p>9.60784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9.607841">
                <text:p>9.60784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9.607841">
                <text:p>9.60784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9.607841">
                <text:p>9.60784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9.607841">
                <text:p>9.60784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9.607841">
                <text:p>9.60784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9.455815">
                <text:p>9.4558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9.487805">
                <text:p>9.48780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9.487805">
                <text:p>9.48780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9.487805">
                <text:p>9.48780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9.495804">
                <text:p>9.49580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9.57579">
                <text:p>9.5757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9.74377">
                <text:p>9.7437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9.74377">
                <text:p>9.7437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9.559787">
                <text:p>9.55978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9.559787">
                <text:p>9.55978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9.487797">
                <text:p>9.48779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9.49572">
                <text:p>9.4957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9.49572">
                <text:p>9.4957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9.335773">
                <text:p>9.33577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9.335773">
                <text:p>9.33577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9.335773">
                <text:p>9.33577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9.335773">
                <text:p>9.33577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9.335773">
                <text:p>9.33577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9.335773">
                <text:p>9.33577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9.335773">
                <text:p>9.33577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9.343777">
                <text:p>9.34377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9.295792">
                <text:p>9.29579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9.295792">
                <text:p>9.29579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9.295792">
                <text:p>9.29579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9.12784">
                <text:p>9.1278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9.12784">
                <text:p>9.1278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9.111841">
                <text:p>9.11184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9.111841">
                <text:p>9.11184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8.927837">
                <text:p>8.92783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8.927837">
                <text:p>8.92783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8.895856">
                <text:p>8.89585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8.895856">
                <text:p>8.89585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8.895856">
                <text:p>8.89585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8.895856">
                <text:p>8.89585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8.895856">
                <text:p>8.89585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8.703857">
                <text:p>8.70385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8.703857">
                <text:p>8.70385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8.703857">
                <text:p>8.70385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8.703857">
                <text:p>8.70385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8.727846">
                <text:p>8.72784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8.727846">
                <text:p>8.72784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8.727846">
                <text:p>8.72784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8.727846">
                <text:p>8.72784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8.727846">
                <text:p>8.72784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8.727846">
                <text:p>8.72784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8.727846">
                <text:p>8.72784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8.727846">
                <text:p>8.72784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8.727846">
                <text:p>8.72784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8.727846">
                <text:p>8.72784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8.719764">
                <text:p>8.7197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8.719764">
                <text:p>8.7197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8.527764">
                <text:p>8.52776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8.527764">
                <text:p>8.52776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8.335746">
                <text:p>8.33574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8.26371">
                <text:p>8.2637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7.95975">
                <text:p>7.9597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7.95975">
                <text:p>7.9597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7.927761">
                <text:p>7.92776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7.927761">
                <text:p>7.92776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7.927761">
                <text:p>7.92776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7.735739">
                <text:p>7.7357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7.735739">
                <text:p>7.7357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7.735739">
                <text:p>7.7357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7.767759">
                <text:p>7.76775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7.767759">
                <text:p>7.76775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7.607739">
                <text:p>7.60773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7.607739">
                <text:p>7.60773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7.607739">
                <text:p>7.60773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7.607739">
                <text:p>7.60773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7.607739">
                <text:p>7.60773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7.607739">
                <text:p>7.60773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7.39173">
                <text:p>7.3917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7.39173">
                <text:p>7.3917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7.39173">
                <text:p>7.3917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7.399668">
                <text:p>7.39966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7.423718">
                <text:p>7.42371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7.319765">
                <text:p>7.31976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7.319765">
                <text:p>7.31976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7.319765">
                <text:p>7.31976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7.319765">
                <text:p>7.31976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7.319765">
                <text:p>7.31976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7.319765">
                <text:p>7.31976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7.319765">
                <text:p>7.31976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7.319765">
                <text:p>7.31976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7.415793">
                <text:p>7.41579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7.415793">
                <text:p>7.41579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7.415793">
                <text:p>7.41579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7.415793">
                <text:p>7.41579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7.415793">
                <text:p>7.41579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7.415793">
                <text:p>7.41579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7.415793">
                <text:p>7.41579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7.415793">
                <text:p>7.41579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7.415793">
                <text:p>7.41579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7.535656">
                <text:p>7.53565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7.535656">
                <text:p>7.53565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7.535656">
                <text:p>7.53565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7.535656">
                <text:p>7.53565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7.535656">
                <text:p>7.53565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7.535656">
                <text:p>7.53565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7.639543">
                <text:p>7.63954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7.639543">
                <text:p>7.63954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7.639543">
                <text:p>7.63954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7.639543">
                <text:p>7.63954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7.639543">
                <text:p>7.63954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7.639543">
                <text:p>7.63954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7.615609">
                <text:p>7.61560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7.615609">
                <text:p>7.61560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7.295669">
                <text:p>7.29566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7.295669">
                <text:p>7.29566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7.295669">
                <text:p>7.29566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7.295669">
                <text:p>7.29566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7.303653">
                <text:p>7.30365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7.303653">
                <text:p>7.30365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7.303653">
                <text:p>7.30365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7.303653">
                <text:p>7.30365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7.303653">
                <text:p>7.30365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7.239618">
                <text:p>7.23961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7.239618">
                <text:p>7.23961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7.239618">
                <text:p>7.23961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7.239618">
                <text:p>7.23961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7.151646">
                <text:p>7.1516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7.151646">
                <text:p>7.1516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7.151646">
                <text:p>7.1516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7.151646">
                <text:p>7.1516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7.151646">
                <text:p>7.1516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7.151646">
                <text:p>7.1516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7.151646">
                <text:p>7.1516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7.135653">
                <text:p>7.13565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7.135653">
                <text:p>7.13565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7.135653">
                <text:p>7.13565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7.135653">
                <text:p>7.13565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7.135653">
                <text:p>7.13565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7.135653">
                <text:p>7.13565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7.135653">
                <text:p>7.13565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7.191633">
                <text:p>7.1916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7.191633">
                <text:p>7.1916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7.191633">
                <text:p>7.1916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7.191633">
                <text:p>7.1916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7.191633">
                <text:p>7.1916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7.255518">
                <text:p>7.2555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7.255518">
                <text:p>7.2555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6.943546">
                <text:p>6.94354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6.943546">
                <text:p>6.94354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6.943546">
                <text:p>6.94354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6.943546">
                <text:p>6.94354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6.575838">
                <text:p>6.5758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6.575838">
                <text:p>6.5758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6.575838">
                <text:p>6.5758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6.575838">
                <text:p>6.5758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6.575838">
                <text:p>6.5758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6.575838">
                <text:p>6.5758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6.575838">
                <text:p>6.5758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6.575838">
                <text:p>6.5758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6.575838">
                <text:p>6.5758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6.575838">
                <text:p>6.5758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6.575838">
                <text:p>6.5758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6.575838">
                <text:p>6.5758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6.575838">
                <text:p>6.5758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6.583721">
                <text:p>6.5837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6.583721">
                <text:p>6.5837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6.583721">
                <text:p>6.5837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6.583721">
                <text:p>6.5837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6.583721">
                <text:p>6.5837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6.583721">
                <text:p>6.5837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6.583721">
                <text:p>6.5837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6.583721">
                <text:p>6.5837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6.423712">
                <text:p>6.4237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6.367724">
                <text:p>6.3677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6.367724">
                <text:p>6.3677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6.21581">
                <text:p>6.2158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6.21581">
                <text:p>6.2158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6.407826">
                <text:p>6.4078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6.407826">
                <text:p>6.4078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6.407826">
                <text:p>6.4078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6.33583">
                <text:p>6.3358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6.247797">
                <text:p>6.24779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6.151843">
                <text:p>6.15184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6.151843">
                <text:p>6.15184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6.151843">
                <text:p>6.15184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6.151843">
                <text:p>6.15184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6.367838">
                <text:p>6.36783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6.367838">
                <text:p>6.36783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6.367838">
                <text:p>6.36783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6.367838">
                <text:p>6.36783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6.367838">
                <text:p>6.36783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6.367838">
                <text:p>6.36783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6.367838">
                <text:p>6.36783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6.367838">
                <text:p>6.36783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6.367838">
                <text:p>6.36783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6.343898">
                <text:p>6.34389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6.223872">
                <text:p>6.22387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6.223872">
                <text:p>6.22387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6.391881">
                <text:p>6.3918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6.391881">
                <text:p>6.3918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6.391881">
                <text:p>6.3918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6.271856">
                <text:p>6.27185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6.271856">
                <text:p>6.27185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6.271856">
                <text:p>6.27185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6.271856">
                <text:p>6.27185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6.271856">
                <text:p>6.27185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6.271856">
                <text:p>6.27185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6.271856">
                <text:p>6.27185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6.271856">
                <text:p>6.27185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6.295794">
                <text:p>6.29579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6.295794">
                <text:p>6.29579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6.295794">
                <text:p>6.29579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6.295794">
                <text:p>6.29579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6.295794">
                <text:p>6.29579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6.295794">
                <text:p>6.29579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6.295794">
                <text:p>6.29579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6.295794">
                <text:p>6.29579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5.927842">
                <text:p>5.92784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5.927842">
                <text:p>5.92784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5.927842">
                <text:p>5.92784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5.927842">
                <text:p>5.92784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5.927842">
                <text:p>5.92784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5.927842">
                <text:p>5.92784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5.927842">
                <text:p>5.92784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5.927842">
                <text:p>5.92784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5.927842">
                <text:p>5.92784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5.927842">
                <text:p>5.92784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5.927842">
                <text:p>5.92784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5.927842">
                <text:p>5.92784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5.919787">
                <text:p>5.91978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5.919787">
                <text:p>5.91978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5.919787">
                <text:p>5.91978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5.911847">
                <text:p>5.9118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5.911788">
                <text:p>5.9117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5.911788">
                <text:p>5.9117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5.911788">
                <text:p>5.9117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5.911788">
                <text:p>5.9117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5.943834">
                <text:p>5.94383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5.943834">
                <text:p>5.94383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5.943834">
                <text:p>5.94383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5.951892">
                <text:p>5.9518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5.951892">
                <text:p>5.9518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5.951892">
                <text:p>5.9518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5.951892">
                <text:p>5.9518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.951892">
                <text:p>5.9518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5.951892">
                <text:p>5.9518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5.951892">
                <text:p>5.9518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5.951892">
                <text:p>5.9518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5.951892">
                <text:p>5.9518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5.951892">
                <text:p>5.9518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5.951892">
                <text:p>5.9518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5.951892">
                <text:p>5.9518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5.951892">
                <text:p>5.9518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5.951892">
                <text:p>5.9518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5.951892">
                <text:p>5.9518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5.951892">
                <text:p>5.9518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5.951892">
                <text:p>5.9518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5.951892">
                <text:p>5.9518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5.951892">
                <text:p>5.9518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5.951892">
                <text:p>5.9518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5.951892">
                <text:p>5.9518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5.951892">
                <text:p>5.9518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5.951892">
                <text:p>5.9518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5.951892">
                <text:p>5.9518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5.951892">
                <text:p>5.9518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5.951892">
                <text:p>5.9518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5.951892">
                <text:p>5.9518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5.951892">
                <text:p>5.9518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5.951892">
                <text:p>5.9518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5.951892">
                <text:p>5.9518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5.951892">
                <text:p>5.9518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5.951892">
                <text:p>5.9518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5.951892">
                <text:p>5.9518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5.951892">
                <text:p>5.9518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5.951892">
                <text:p>5.9518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5.951892">
                <text:p>5.9518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5.951892">
                <text:p>5.9518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5.951892">
                <text:p>5.9518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5.951892">
                <text:p>5.9518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5.951892">
                <text:p>5.9518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.951892">
                <text:p>5.9518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5.951892">
                <text:p>5.9518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5.951892">
                <text:p>5.9518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5.951892">
                <text:p>5.9518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5.951892">
                <text:p>5.9518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5.951892">
                <text:p>5.9518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5.951892">
                <text:p>5.9518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5.951892">
                <text:p>5.9518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5.951892">
                <text:p>5.9518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5.951892">
                <text:p>5.9518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5.951892">
                <text:p>5.9518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5.951892">
                <text:p>5.9518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5.951892">
                <text:p>5.9518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5.951892">
                <text:p>5.9518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5.951892">
                <text:p>5.9518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5.951892">
                <text:p>5.9518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5.951892">
                <text:p>5.9518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5.951892">
                <text:p>5.9518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5.951892">
                <text:p>5.9518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5.951892">
                <text:p>5.9518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5.951892">
                <text:p>5.9518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5.927839">
                <text:p>5.92783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5.927839">
                <text:p>5.92783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5.855913">
                <text:p>5.85591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5.855913">
                <text:p>5.85591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5.855913">
                <text:p>5.85591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5.855913">
                <text:p>5.85591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5.855913">
                <text:p>5.85591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5.855913">
                <text:p>5.85591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5.855913">
                <text:p>5.85591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5.855913">
                <text:p>5.85591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5.855913">
                <text:p>5.85591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5.855913">
                <text:p>5.85591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5.855913">
                <text:p>5.85591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5.855913">
                <text:p>5.85591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5.855913">
                <text:p>5.85591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5.855913">
                <text:p>5.85591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5.855913">
                <text:p>5.85591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5.855913">
                <text:p>5.85591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5.855913">
                <text:p>5.85591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5.855913">
                <text:p>5.85591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5.855913">
                <text:p>5.85591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.855913">
                <text:p>5.85591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5.855913">
                <text:p>5.85591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5.75195">
                <text:p>5.751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5.75195">
                <text:p>5.751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5.75195">
                <text:p>5.751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5.75195">
                <text:p>5.751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5.75195">
                <text:p>5.751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5.75195">
                <text:p>5.751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5.75195">
                <text:p>5.751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5.75195">
                <text:p>5.751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5.75195">
                <text:p>5.751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5.75195">
                <text:p>5.751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5.75195">
                <text:p>5.751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5.75195">
                <text:p>5.751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5.75195">
                <text:p>5.751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5.75195">
                <text:p>5.751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5.75195">
                <text:p>5.751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5.75195">
                <text:p>5.751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5.75195">
                <text:p>5.751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5.75195">
                <text:p>5.751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5.75195">
                <text:p>5.751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5.75195">
                <text:p>5.751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5.75195">
                <text:p>5.751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5.75195">
                <text:p>5.751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5.75195">
                <text:p>5.751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5.75195">
                <text:p>5.751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5.75195">
                <text:p>5.751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5.75195">
                <text:p>5.751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5.75195">
                <text:p>5.751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5.75195">
                <text:p>5.751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5.75195">
                <text:p>5.751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5.75195">
                <text:p>5.751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5.75195">
                <text:p>5.751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5.75195">
                <text:p>5.751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5.75195">
                <text:p>5.751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5.75195">
                <text:p>5.751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5.75195">
                <text:p>5.751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5.75195">
                <text:p>5.751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5.75195">
                <text:p>5.751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5.75195">
                <text:p>5.751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5.75195">
                <text:p>5.751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5.75195">
                <text:p>5.751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5.75195">
                <text:p>5.751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5.75195">
                <text:p>5.751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5.655922">
                <text:p>5.6559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5.655922">
                <text:p>5.6559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5.655922">
                <text:p>5.6559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5.655922">
                <text:p>5.6559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5.655922">
                <text:p>5.6559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5.655922">
                <text:p>5.6559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5.655922">
                <text:p>5.6559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5.655922">
                <text:p>5.6559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5.655922">
                <text:p>5.6559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5.655922">
                <text:p>5.6559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5.655922">
                <text:p>5.6559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5.655922">
                <text:p>5.6559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5.655922">
                <text:p>5.6559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5.655922">
                <text:p>5.6559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5.655922">
                <text:p>5.6559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5.655922">
                <text:p>5.6559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5.655922">
                <text:p>5.6559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5.655922">
                <text:p>5.6559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5.655922">
                <text:p>5.6559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5.655922">
                <text:p>5.6559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5.655922">
                <text:p>5.6559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5.655922">
                <text:p>5.6559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5.655922">
                <text:p>5.6559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5.655922">
                <text:p>5.6559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5.655922">
                <text:p>5.6559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5.655922">
                <text:p>5.6559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5.655922">
                <text:p>5.6559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5.655922">
                <text:p>5.6559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5.655922">
                <text:p>5.6559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5.655922">
                <text:p>5.6559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5.655922">
                <text:p>5.6559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5.655922">
                <text:p>5.6559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5.655922">
                <text:p>5.6559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5.655922">
                <text:p>5.6559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5.655922">
                <text:p>5.6559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5.655922">
                <text:p>5.6559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5.655922">
                <text:p>5.6559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5.655922">
                <text:p>5.6559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5.655922">
                <text:p>5.6559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5.655922">
                <text:p>5.6559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5.655922">
                <text:p>5.6559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5.655922">
                <text:p>5.6559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5.655922">
                <text:p>5.6559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5.655922">
                <text:p>5.6559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5.655922">
                <text:p>5.6559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5.655922">
                <text:p>5.6559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5.655922">
                <text:p>5.6559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5.655922">
                <text:p>5.6559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5.655922">
                <text:p>5.6559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5.551944">
                <text:p>5.55194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5.551944">
                <text:p>5.55194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5.551944">
                <text:p>5.55194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5.551944">
                <text:p>5.55194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5.551944">
                <text:p>5.55194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5.551944">
                <text:p>5.55194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5.551944">
                <text:p>5.55194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5.551944">
                <text:p>5.55194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5.551944">
                <text:p>5.55194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5.551944">
                <text:p>5.55194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5.551944">
                <text:p>5.55194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5.551944">
                <text:p>5.55194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5.42393">
                <text:p>5.4239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5.42393">
                <text:p>5.4239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5.42393">
                <text:p>5.4239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5.42393">
                <text:p>5.4239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5.42393">
                <text:p>5.4239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5.42393">
                <text:p>5.4239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5.42393">
                <text:p>5.4239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5.42393">
                <text:p>5.4239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5.42393">
                <text:p>5.4239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5.42393">
                <text:p>5.4239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5.42393">
                <text:p>5.4239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5.42393">
                <text:p>5.4239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5.42393">
                <text:p>5.4239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5.42393">
                <text:p>5.4239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5.42393">
                <text:p>5.4239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5.42393">
                <text:p>5.4239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5.42393">
                <text:p>5.4239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5.42393">
                <text:p>5.4239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5.42393">
                <text:p>5.4239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5.42393">
                <text:p>5.4239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5.42393">
                <text:p>5.4239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5.42393">
                <text:p>5.4239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5.439872">
                <text:p>5.4398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5.439872">
                <text:p>5.4398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5.439872">
                <text:p>5.4398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5.439872">
                <text:p>5.4398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5.439872">
                <text:p>5.4398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5.439872">
                <text:p>5.4398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5.439872">
                <text:p>5.4398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5.439872">
                <text:p>5.4398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5.439872">
                <text:p>5.4398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5.439872">
                <text:p>5.4398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5.439872">
                <text:p>5.4398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5.439872">
                <text:p>5.4398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5.463925">
                <text:p>5.4639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5.463866">
                <text:p>5.46386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5.463866">
                <text:p>5.46386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5.463866">
                <text:p>5.46386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5.463866">
                <text:p>5.46386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5.463866">
                <text:p>5.46386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5.463866">
                <text:p>5.46386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5.463866">
                <text:p>5.46386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5.463866">
                <text:p>5.46386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5.463866">
                <text:p>5.46386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5.391943">
                <text:p>5.3919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5.391943">
                <text:p>5.3919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5.391943">
                <text:p>5.3919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5.391943">
                <text:p>5.3919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5.391943">
                <text:p>5.3919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5.391943">
                <text:p>5.3919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5.391943">
                <text:p>5.3919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5.391943">
                <text:p>5.3919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5.391943">
                <text:p>5.3919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5.391943">
                <text:p>5.3919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5.391943">
                <text:p>5.3919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5.391943">
                <text:p>5.3919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5.391943">
                <text:p>5.3919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5.391943">
                <text:p>5.3919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5.391943">
                <text:p>5.3919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5.391943">
                <text:p>5.3919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5.391943">
                <text:p>5.3919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5.391943">
                <text:p>5.3919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5.391943">
                <text:p>5.3919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5.391943">
                <text:p>5.3919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5.391943">
                <text:p>5.3919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5.391943">
                <text:p>5.3919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5.391943">
                <text:p>5.3919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5.391943">
                <text:p>5.3919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5.391943">
                <text:p>5.3919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5.391943">
                <text:p>5.3919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5.391943">
                <text:p>5.3919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5.391943">
                <text:p>5.3919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5.39984">
                <text:p>5.3998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5.39984">
                <text:p>5.3998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5.39984">
                <text:p>5.3998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5.183943">
                <text:p>5.1839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5.183943">
                <text:p>5.1839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5.183943">
                <text:p>5.1839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5.183943">
                <text:p>5.1839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5.183943">
                <text:p>5.1839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5.183943">
                <text:p>5.1839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5.183943">
                <text:p>5.1839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5.183943">
                <text:p>5.1839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5.199931">
                <text:p>5.1999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5.199931">
                <text:p>5.1999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5.199931">
                <text:p>5.1999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5.199931">
                <text:p>5.1999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5.199931">
                <text:p>5.1999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5.199931">
                <text:p>5.1999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5.199931">
                <text:p>5.1999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5.199931">
                <text:p>5.1999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5.199931">
                <text:p>5.1999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5.199931">
                <text:p>5.1999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5.199931">
                <text:p>5.1999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5.199931">
                <text:p>5.1999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5.199931">
                <text:p>5.1999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5.199931">
                <text:p>5.1999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5.199931">
                <text:p>5.1999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5.199931">
                <text:p>5.1999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5.199931">
                <text:p>5.1999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5.199931">
                <text:p>5.1999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5.199931">
                <text:p>5.1999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5.199931">
                <text:p>5.1999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5.199931">
                <text:p>5.1999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5.199931">
                <text:p>5.1999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5.199931">
                <text:p>5.1999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5.199931">
                <text:p>5.1999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5.199931">
                <text:p>5.1999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5.199931">
                <text:p>5.1999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5.199931">
                <text:p>5.1999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5.199931">
                <text:p>5.1999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5.199931">
                <text:p>5.1999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5.199931">
                <text:p>5.1999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5.199931">
                <text:p>5.1999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5.199931">
                <text:p>5.1999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5.255911">
                <text:p>5.2559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5.255911">
                <text:p>5.2559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5.255911">
                <text:p>5.2559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5.255911">
                <text:p>5.2559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5.255911">
                <text:p>5.2559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5.255911">
                <text:p>5.2559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5.255911">
                <text:p>5.2559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5.255911">
                <text:p>5.2559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5.255911">
                <text:p>5.2559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5.007931">
                <text:p>5.0079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5.007931">
                <text:p>5.0079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5.007931">
                <text:p>5.0079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5.007931">
                <text:p>5.0079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5.007931">
                <text:p>5.0079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5.007931">
                <text:p>5.0079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5.007931">
                <text:p>5.0079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5.007931">
                <text:p>5.0079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5.007931">
                <text:p>5.0079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5.007931">
                <text:p>5.0079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5.007931">
                <text:p>5.0079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5.007931">
                <text:p>5.0079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5.007931">
                <text:p>5.0079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5.007931">
                <text:p>5.0079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5.007931">
                <text:p>5.0079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5.007931">
                <text:p>5.0079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5.007931">
                <text:p>5.0079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5.007931">
                <text:p>5.0079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5.007931">
                <text:p>5.0079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5.007931">
                <text:p>5.0079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5.007931">
                <text:p>5.0079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5.007931">
                <text:p>5.0079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5.007931">
                <text:p>5.0079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5.007931">
                <text:p>5.0079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5.007931">
                <text:p>5.0079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5.007931">
                <text:p>5.0079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5.007931">
                <text:p>5.0079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5.007931">
                <text:p>5.0079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5.007931">
                <text:p>5.0079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5.007931">
                <text:p>5.0079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5.007931">
                <text:p>5.0079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5.007931">
                <text:p>5.0079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5.007931">
                <text:p>5.0079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5.007931">
                <text:p>5.0079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5.007931">
                <text:p>5.0079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5.007931">
                <text:p>5.0079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5.007931">
                <text:p>5.0079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5.007931">
                <text:p>5.0079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5.007931">
                <text:p>5.0079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5.007931">
                <text:p>5.0079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5.007931">
                <text:p>5.0079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5.03982">
                <text:p>5.0398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5.03982">
                <text:p>5.0398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5.023783">
                <text:p>5.02378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5.023783">
                <text:p>5.02378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5.023783">
                <text:p>5.02378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5.023783">
                <text:p>5.02378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5.023783">
                <text:p>5.02378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5.023783">
                <text:p>5.02378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5.023783">
                <text:p>5.02378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5.023783">
                <text:p>5.02378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5.023783">
                <text:p>5.02378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5.023783">
                <text:p>5.02378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5.023783">
                <text:p>5.02378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5.023783">
                <text:p>5.02378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5.023783">
                <text:p>5.02378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5.023783">
                <text:p>5.02378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5.023783">
                <text:p>5.02378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5.023783">
                <text:p>5.02378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5.023783">
                <text:p>5.02378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5.023783">
                <text:p>5.02378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5.015849">
                <text:p>5.01584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5.015849">
                <text:p>5.01584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5.015849">
                <text:p>5.01584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5.015849">
                <text:p>5.01584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5.015849">
                <text:p>5.01584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5.015849">
                <text:p>5.01584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5.015849">
                <text:p>5.01584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5.015849">
                <text:p>5.01584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5.015849">
                <text:p>5.01584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5.015849">
                <text:p>5.015849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